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zxx" fo:country="none" officeooo:rsid="0005109d" officeooo:paragraph-rsid="0005109d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xion sans fil :</text:p>
      <text:p text:style-name="P1"/>
      <text:p text:style-name="P1">Pour Hearthtone, il est nécessaire de connecter les appareils en wifi. Il faut acceder à Battle.net, il est donc nécessaire de se connecter à internet. Nous ne pouvons donc pas utiliser le modèle "ad hoc", nous allons donc utiliser un point d'accés.</text:p>
      <text:p text:style-name="P1"/>
      <text:p text:style-name="P1">Adressage Ip : </text:p>
      <text:p text:style-name="P1"/>
      <text:p text:style-name="P1">Nous avons 48 joueurs pour Hearthtone, qui ont besoin d'être connecter à internet. Il nous faut donc allouer une plage d'adresse afin de connecter les appareils.</text:p>
      <text:p text:style-name="P1"/>
      <text:p text:style-name="P1">Débit nécessaire : </text:p>
      <text:p text:style-name="P1"/>
      <text:p text:style-name="P1">Le recommande une connexion haut débit, soit 512 Kbit/s minimum dans le cas de la legislation française. Il faudrait donc un débit delivré de 24 Mbit/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1:34:36.361290405</meta:creation-date>
    <dc:date>2017-12-19T11:43:01.609583558</dc:date>
    <meta:editing-duration>PT8M25S</meta:editing-duration>
    <meta:editing-cycles>1</meta:editing-cycles>
    <meta:document-statistic meta:table-count="0" meta:image-count="0" meta:object-count="0" meta:page-count="1" meta:paragraph-count="6" meta:word-count="104" meta:character-count="616" meta:non-whitespace-character-count="516"/>
    <meta:generator>LibreOffice/5.3.1.2$Linux_X86_64 LibreOffice_project/30m0$Build-2</meta:generator>
  </office:meta>
</office:document-meta>
</file>